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line-height="100%"/>
      <style:text-properties style:font-name="Cantarell" fo:font-size="12pt" style:font-size-asian="12pt" style:font-size-complex="12pt"/>
    </style:style>
    <style:style style:name="P2" style:family="paragraph" style:parent-style-name="Preformatted_20_Text">
      <style:paragraph-properties fo:margin-top="0cm" fo:margin-bottom="0.499cm" loext:contextual-spacing="false" fo:line-height="100%"/>
      <style:text-properties style:font-name="Cantarell" fo:font-size="12pt" officeooo:paragraph-rsid="00153f7e" style:font-size-asian="12pt" style:font-size-complex="12pt"/>
    </style:style>
    <style:style style:name="P3" style:family="paragraph" style:parent-style-name="Standard">
      <style:paragraph-properties fo:line-height="100%"/>
      <style:text-properties style:font-name="Cantarell" fo:font-size="12pt" officeooo:rsid="00153f7e" officeooo:paragraph-rsid="00153f7e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Cantarell" fo:font-size="12pt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Cantarell" fo:font-size="12pt" officeooo:paragraph-rsid="0013063d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Cantarell" fo:font-size="12pt" officeooo:rsid="0015f5ba" officeooo:paragraph-rsid="0015f5ba" style:font-size-asian="12pt" style:font-size-complex="12pt"/>
    </style:style>
    <style:style style:name="P7" style:family="paragraph" style:parent-style-name="Standard">
      <style:paragraph-properties fo:line-height="100%"/>
      <style:text-properties style:font-name="Cantarell" fo:font-size="12pt" officeooo:rsid="00173aaa" officeooo:paragraph-rsid="00173aaa" style:font-size-asian="12pt" style:font-size-complex="12pt"/>
    </style:style>
    <style:style style:name="P8" style:family="paragraph" style:parent-style-name="Preformatted_20_Text">
      <style:paragraph-properties fo:line-height="100%"/>
      <style:text-properties style:font-name="Cantarell" fo:font-size="12pt" officeooo:paragraph-rsid="0013063d" style:font-size-asian="12pt" style:font-size-complex="12pt"/>
    </style:style>
    <style:style style:name="P9" style:family="paragraph" style:parent-style-name="Standard">
      <style:paragraph-properties fo:line-height="100%"/>
      <style:text-properties officeooo:paragraph-rsid="001986f2"/>
    </style:style>
    <style:style style:name="P10" style:family="paragraph" style:parent-style-name="Standard">
      <style:paragraph-properties fo:line-height="100%"/>
      <style:text-properties style:font-name="Cantarell" fo:font-size="12pt" officeooo:paragraph-rsid="0013063d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Cantarell" fo:font-size="12pt" officeooo:rsid="001986f2" officeooo:paragraph-rsid="001c43f7" style:font-size-asian="12pt" style:font-size-complex="12pt"/>
    </style:style>
    <style:style style:name="P12" style:family="paragraph" style:parent-style-name="Preformatted_20_Text">
      <style:paragraph-properties fo:line-height="100%"/>
      <style:text-properties style:font-name="Cantarell" fo:font-size="12pt" officeooo:paragraph-rsid="0013063d" style:font-size-asian="12pt" style:font-size-complex="12pt"/>
    </style:style>
    <style:style style:name="P13" style:family="paragraph" style:parent-style-name="Preformatted_20_Text">
      <style:paragraph-properties fo:line-height="100%"/>
      <style:text-properties style:font-name="Cantarell" fo:font-size="12pt" officeooo:paragraph-rsid="001c43f7" style:font-size-asian="12pt" style:font-size-complex="12pt"/>
    </style:style>
    <style:style style:name="P14" style:family="paragraph" style:parent-style-name="Preformatted_20_Text">
      <style:text-properties officeooo:paragraph-rsid="001c43f7"/>
    </style:style>
    <style:style style:name="P15" style:family="paragraph" style:parent-style-name="Preformatted_20_Text">
      <style:paragraph-properties fo:margin-top="0cm" fo:margin-bottom="0.499cm" loext:contextual-spacing="false" fo:line-height="100%"/>
      <style:text-properties style:font-name="Cantarell" fo:font-size="12pt" officeooo:paragraph-rsid="001c43f7" style:font-size-asian="12pt" style:font-size-complex="12pt"/>
    </style:style>
    <style:style style:name="T1" style:family="text">
      <style:text-properties officeooo:rsid="00153f7e"/>
    </style:style>
    <style:style style:name="T2" style:family="text">
      <style:text-properties officeooo:rsid="00187f0c"/>
    </style:style>
    <style:style style:name="T3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ERNEL INSTALL</text:p>
      <text:p text:style-name="P3"/>
      <text:p text:style-name="P3">https://ipython.readthedocs.io/en/stable/install/kernel_install.html</text:p>
      <text:p text:style-name="P4"/>
      <text:p text:style-name="P4">~$ python2 -m pip install ipykernel</text:p>
      <text:p text:style-name="P4">~$ python3 -m pip install ipykernel</text:p>
      <text:p text:style-name="P4"/>
      <text:p text:style-name="P2"><text:span text:style-name="T1">~$</text:span>python2 -m ipykernel install –user</text:p>
      <text:p text:style-name="P2"><text:span text:style-name="T1">~$</text:span>python<text:span text:style-name="T1">3</text:span> -m ipykernel install --user</text:p>
      <text:p text:style-name="P4"/>
      <text:p text:style-name="P4">~$ sudo python3 -m pip install ipykernel</text:p>
      <text:p text:style-name="P4">~$ sudo python2 -m pip install ipykernel</text:p>
      <text:p text:style-name="P1"><text:span text:style-name="T1">~$sudo </text:span>python2 -m ipykernel install</text:p>
      <text:p text:style-name="P2"><text:span text:style-name="T1">~$sudo </text:span>python<text:span text:style-name="T1">3</text:span> -m ipykernel install</text:p>
      <text:p text:style-name="P4"/>
      <text:p text:style-name="P4"/>
      <text:p text:style-name="P4"/>
      <text:p text:style-name="P5">~$ ipython kernel install --prefix /tmp</text:p>
      <text:p text:style-name="P5">~$ jupyter kernelspec install /tmp/share/jupyter/kernels/python3</text:p>
      <text:p text:style-name="P5">~$ sudo jupyter kernelspec install /tmp/share/jupyter/kernels/python3</text:p>
      <text:p text:style-name="P5"/>
      <text:p text:style-name="P8"><text:span text:style-name="Source_20_Text"><text:span text:style-name="T3">pip install --upgrade ipykernel</text:span></text:span></text:p>
      <text:p text:style-name="P5"/>
      <text:p text:style-name="P5"/>
      <text:p text:style-name="P5"/>
      <text:p text:style-name="P11">pour nteract :</text:p>
      <text:p text:style-name="P13">sudo apt install libzmq3-dev jupyter-notebook</text:p>
      <text:p text:style-name="P14">cargo install evcxr_jupyter</text:p>
      <text:p text:style-name="P15">evcxr_jupyter --install</text:p>
      <text:p text:style-name="P5"/>
      <text:p text:style-name="P7">telecharger Nteract clic droit param-- autoriser accces</text:p>
      <text:p text:style-name="P5"/>
      <text:p text:style-name="P8"><text:bookmark text:name="e0eb"/><text:span text:style-name="Source_20_Text">pip install nteract_on_jupyter</text:span></text:p>
      <text:p text:style-name="P8"><text:bookmark text:name="351f"/><text:span text:style-name="Source_20_Text">jupyter nteract</text:span></text:p>
      <text:p text:style-name="P5"/>
      <text:p text:style-name="P9"/>
      <text:p text:style-name="P5"/>
      <text:p text:style-name="P5"/>
      <text:p text:style-name="P5">sudo python3 -m pip install nteract_on_jupyter</text:p>
      <text:p text:style-name="P5">sudo python<text:span text:style-name="T2">2</text:span> -m pip install nteract_on_jupyter</text:p>
      <text:p text:style-name="P6"/>
      <text:p text:style-name="P6"/>
      <text:p text:style-name="P6">Plotly</text:p>
      <text:p text:style-name="P6">~$ sudo pip install plotly</text:p>
      <text:p text:style-name="P6"><text:s/>sudo python3 -m pip install plot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09:53:56.701747070</meta:creation-date>
    <dc:date>2018-12-21T16:52:32.738432932</dc:date>
    <meta:editing-duration>PT9H42M5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23" meta:character-count="946" meta:non-whitespace-character-count="852"/>
  </office:meta>
</office:document-meta>
</file>